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4C583C9BC7988CAD.jpg" manifest:media-type="image/jpeg"/>
  <manifest:file-entry manifest:full-path="Pictures/1000000000000355000001E00E39F8C52AC44606.jpg" manifest:media-type="image/jpeg"/>
  <manifest:file-entry manifest:full-path="Pictures/1000000000000355000001E02154656C2948293D.jpg" manifest:media-type="image/jpeg"/>
  <manifest:file-entry manifest:full-path="Pictures/1000000000000355000001E0AA78A96D5A32381F.jpg" manifest:media-type="image/jpeg"/>
  <manifest:file-entry manifest:full-path="Pictures/1000000000000355000001E08F75744D33E60574.jpg" manifest:media-type="image/jpeg"/>
  <manifest:file-entry manifest:full-path="Pictures/1000000000000355000001E0B6A1B64C96082CCF.jpg" manifest:media-type="image/jpeg"/>
  <manifest:file-entry manifest:full-path="Pictures/1000000000000355000001E097A1ABBD33125DFA.jpg" manifest:media-type="image/jpeg"/>
  <manifest:file-entry manifest:full-path="Pictures/1000000000000355000001E039E3D237391E2390.jpg" manifest:media-type="image/jpeg"/>
  <manifest:file-entry manifest:full-path="Pictures/1000000000000355000001E0C5D7D12E7750FBB1.jpg" manifest:media-type="image/jpeg"/>
  <manifest:file-entry manifest:full-path="Pictures/1000000000000355000001E0E76EB47CE1B45B98.jpg" manifest:media-type="image/jpeg"/>
  <manifest:file-entry manifest:full-path="Pictures/1000000000000355000001E0DA1A303A05CEC8D4.jpg" manifest:media-type="image/jpeg"/>
  <manifest:file-entry manifest:full-path="Pictures/1000000000000355000001E0032156740D095D97.jpg" manifest:media-type="image/jpeg"/>
  <manifest:file-entry manifest:full-path="Pictures/1000000000000355000001E034DD2BB14E159019.jpg" manifest:media-type="image/jpeg"/>
  <manifest:file-entry manifest:full-path="Pictures/1000000000000355000001E04BA0D29B9C85934A.jpg" manifest:media-type="image/jpeg"/>
  <manifest:file-entry manifest:full-path="Pictures/1000000000000355000001E05E7F9462274C20F3.jpg" manifest:media-type="image/jpeg"/>
  <manifest:file-entry manifest:full-path="Pictures/1000000000000355000001E0F1377FA7957F63EC.jpg" manifest:media-type="image/jpeg"/>
  <manifest:file-entry manifest:full-path="Pictures/1000000000000355000001E000B10360C65BD74F.jpg" manifest:media-type="image/jpeg"/>
  <manifest:file-entry manifest:full-path="Pictures/1000000000000355000001E0877F688696FB5C65.jpg" manifest:media-type="image/jpeg"/>
  <manifest:file-entry manifest:full-path="Pictures/1000000000000355000001E05F7E80971B51791B.jpg" manifest:media-type="image/jpeg"/>
  <manifest:file-entry manifest:full-path="Pictures/1000000000000355000001E05B42E6B86360EBC8.jpg" manifest:media-type="image/jpeg"/>
  <manifest:file-entry manifest:full-path="Pictures/1000000000000355000001E0DE354D704B31AD5A.jpg" manifest:media-type="image/jpeg"/>
  <manifest:file-entry manifest:full-path="Pictures/1000000000000355000001E0092AED124ECD78A4.jpg" manifest:media-type="image/jpeg"/>
  <manifest:file-entry manifest:full-path="Pictures/1000000000000355000001E0FF5FCC5B109DF86D.jpg" manifest:media-type="image/jpeg"/>
  <manifest:file-entry manifest:full-path="Pictures/1000000000000355000001E03E26CBEF61A326C8.jpg" manifest:media-type="image/jpeg"/>
  <manifest:file-entry manifest:full-path="Pictures/10000000000004700000028058AE8624300311A5.png" manifest:media-type="image/png"/>
  <manifest:file-entry manifest:full-path="Pictures/1000000000000355000001E0B3BF107EA90E1F4A.jpg" manifest:media-type="image/jpeg"/>
  <manifest:file-entry manifest:full-path="Pictures/1000000000000355000001E00CC82B6A5D4488C0.jpg" manifest:media-type="image/jpeg"/>
  <manifest:file-entry manifest:full-path="Pictures/100000000000047000000280B7F6019995663A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42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51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52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75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02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2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7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844cm" fo:min-width="10.594cm" fo:padding-top="0.178cm" fo:padding-bottom="0.178cm" fo:padding-left="0.303cm" fo:padding-right="0.303cm"/>
    </style:style>
    <style:style style:name="gr3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3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194cm" fo:min-width="0cm" fo:padding-top="0.178cm" fo:padding-bottom="0.178cm" fo:padding-left="0.303cm" fo:padding-right="0.303cm"/>
    </style:style>
    <style:style style:name="gr3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4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46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4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5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52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94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46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09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02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50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612cm" fo:min-width="16.802cm" fo:padding-top="0.178cm" fo:padding-bottom="0.178cm" fo:padding-left="0.303cm" fo:padding-right="0.303cm"/>
    </style:style>
    <style:style style:name="gr7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21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91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812cm" fo:min-width="11.394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394cm" fo:padding-top="0.178cm" fo:padding-bottom="0.178cm" fo:padding-left="0.303cm" fo:padding-right="0.30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4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9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10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1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14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2cm" svg:x="10.2cm" svg:y="1cm">
          <text:p text:style-name="P2"><text:span text:style-name="T1">プロジェクト新規作成</text:span></text:p>
          <text:p text:style-name="P2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4cm" svg:height="2cm" svg:x="11cm" svg:y="7.6cm">
          <text:p text:style-name="P2"><text:span text:style-name="T1">ファイル操作</text:span></text:p>
          <text:p text:style-name="P2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3cm" svg:height="2cm" svg:x="22.6cm" svg:y="13.6cm">
          <text:p text:style-name="P2"><text:span text:style-name="T1">フォルダタブ</text:span></text:p>
          <text:p text:style-name="P2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4967.39365147916 72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2cm" svg:height="2cm" svg:x="11cm" svg:y="13.6cm">
          <text:p text:style-name="P2"><text:span text:style-name="T1">プロジェクトコメント</text:span></text:p>
          <text:p text:style-name="P2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4cm" svg:height="2.2cm" svg:x="1cm" svg:y="1.4cm">
          <text:p text:style-name="P2"><text:span text:style-name="T2">プロジェクト情報</text:span></text:p>
          <text:p text:style-name="P2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9cm" svg:y="10.8cm">
          <text:p text:style-name="P2"><text:span text:style-name="T2">ファイルリスト</text:span></text:p>
          <text:p text:style-name="P2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43cm" svg:height="2cm" svg:x="11.77cm" svg:y="10.2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4915.77978272878 3303.14842578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0">
        <draw:custom-shape draw:style-name="gr10" draw:text-style-name="P3" draw:layer="layout" svg:width="6.04cm" svg:height="2.2cm" svg:x="18.2cm" svg:y="1.4cm">
          <text:p text:style-name="P2"><text:span text:style-name="T1">プロジェクト名</text:span></text:p>
          <text:p text:style-name="P2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19544.0489985102 -9156.20172648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4.6cm" svg:height="2cm" svg:x="11.2cm" svg:y="2cm">
          <text:p text:style-name="P2"><text:span text:style-name="T1">ステータス</text:span></text:p>
          <text:p text:style-name="P2"><text:span text:style-name="T1">Status</text:span></text:p>
          <draw:enhanced-geometry svg:viewBox="0 0 21600 21600" draw:mirror-horizontal="false" draw:mirror-vertical="false" draw:text-areas="800 800 20800 20800" draw:type="round-rectangular-callout" draw:modifiers="20848.8589437079 -16235.0824587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8cm" svg:height="2cm" svg:x="0.4cm" svg:y="2cm">
          <text:p text:style-name="P2"><text:span text:style-name="T1">ヒント</text:span></text:p>
          <text:p text:style-name="P2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898.65824782952 -16504.947526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4.2cm" svg:height="2.2cm" svg:x="1cm" svg:y="10.6cm">
          <text:p text:style-name="P2"><text:span text:style-name="T1">メニュー</text:span></text:p>
          <text:p text:style-name="P2"><text:span text:style-name="T1">Menus</text:span></text:p>
          <draw:enhanced-geometry svg:viewBox="0 0 21600 21600" draw:mirror-horizontal="false" draw:mirror-vertical="false" draw:text-areas="800 800 20800 20800" draw:type="round-rectangular-callout" draw:modifiers="11810.3308736015 34868.150840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6cm" svg:height="2.2cm" svg:x="10.6cm" svg:y="10.6cm">
          <text:p text:style-name="P2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5722.3212345142 34298.9550204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4.4cm" svg:height="2cm" svg:x="16.8cm" svg:y="11.4cm">
          <text:p text:style-name="P2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8802.4539877301 29717.5412293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2cm" svg:height="1.6cm" svg:x="23.2cm" svg:y="6.6cm">
          <text:p text:style-name="P2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903.070697453 79856.5896314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04cm" svg:height="2.2cm" svg:x="5.6cm" svg:y="2cm">
          <text:p text:style-name="P2"><text:span text:style-name="T1">トップバー</text:span></text:p>
          <text:p text:style-name="P2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0150.5567928731 -12757.837346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92cm" svg:height="2.4cm" svg:x="5.8cm" svg:y="7.6cm">
          <text:p text:style-name="P2"><text:span text:style-name="T1">ボトムバー</text:span></text:p>
          <text:p text:style-name="P2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8998.17110343426 56064.6397334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7.24cm" svg:height="2.2cm" svg:x="19.8cm" svg:y="4cm">
          <text:p text:style-name="P2"><text:span text:style-name="T1">プロジェクトステータス</text:span></text:p>
          <text:p text:style-name="P2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2763.3752244165 -34102.6805997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6.4cm" svg:height="2.4cm" svg:x="18.2cm" svg:y="8.6cm">
          <text:p text:style-name="P2"><text:span text:style-name="T1">プロジェクト切り替え</text:span></text:p>
          <text:p text:style-name="P2"><text:span text:style-name="T1">Project Switch</text:span></text:p>
          <draw:enhanced-geometry svg:viewBox="0 0 21600 21600" draw:mirror-horizontal="false" draw:mirror-vertical="false" draw:text-areas="800 800 20800 20800" draw:type="round-rectangular-callout" draw:modifiers="25632.4949226683 51008.7463556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>
        <draw:custom-shape draw:style-name="gr6" draw:text-style-name="P4" draw:layer="layout" svg:width="6.4cm" svg:height="2.2cm" svg:x="19cm" svg:y="1.6cm">
          <text:p text:style-name="P2"><text:span text:style-name="T2">コードエリア</text:span></text:p>
          <text:p text:style-name="P2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6.8cm" svg:height="2cm" svg:x="1cm" svg:y="8.2cm">
          <text:p text:style-name="P2"><text:span text:style-name="T1">コード選択</text:span></text:p>
          <text:p text:style-name="P2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6cm" svg:height="2cm" svg:x="8.8cm" svg:y="8.6cm">
          <text:p text:style-name="P2"><text:span text:style-name="T1">エディットツール</text:span></text:p>
          <text:p text:style-name="P2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標準">
        <draw:custom-shape draw:style-name="gr25" draw:text-style-name="P1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20.6cm" svg:y="1.6cm">
          <text:p text:style-name="P2"><text:span text:style-name="T2">Gfx</text:span><text:span text:style-name="T2">ビュー</text:span></text:p>
          <text:p text:style-name="P2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7.4cm" svg:height="2.4cm" svg:x="6.4cm" svg:y="8.4cm">
          <text:p text:style-name="P2"><text:span text:style-name="T1">描画ツール</text:span></text:p>
          <text:p text:style-name="P2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9.2cm" svg:y="1.4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3.8cm" svg:height="2cm" svg:x="0.6cm" svg:y="1.4cm">
          <text:p text:style-name="P2"><text:span text:style-name="T3">スタンプビュー</text:span></text:p>
          <text:p text:style-name="P2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8cm" svg:height="2.4cm" svg:x="18.4cm" svg:y="8cm">
          <text:p text:style-name="P2"><text:span text:style-name="T1">Gfx</text:span><text:span text:style-name="T1">選択ツール</text:span></text:p>
          <text:p text:style-name="P2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8cm" svg:height="2cm" svg:x="0.512cm" svg:y="8.336cm">
          <text:p text:style-name="P2"><text:span text:style-name="T3">カラーパレット</text:span></text:p>
          <text:p text:style-name="P2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標準">
        <draw:custom-shape draw:style-name="gr30" draw:text-style-name="P3" draw:layer="layout" svg:width="6.2cm" svg:height="2.4cm" svg:x="5.751cm" svg:y="9.816cm">
          <text:p text:style-name="P2"><text:span text:style-name="T1">属性ビットパレット</text:span></text:p>
          <text:p text:style-name="P2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9cm" svg:height="2.4cm" svg:x="6.8cm" svg:y="5.2cm">
          <text:p text:style-name="P2"><text:span text:style-name="T1">チップ単位の属性ビットの値</text:span></text:p>
          <text:p text:style-name="P2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9" draw:layer="layout" svg:width="4.4cm" svg:height="2.4cm" svg:x="0.2cm" svg:y="10cm">
          <text:p text:style-name="P2"><text:span text:style-name="T4">０　１　２　３</text:span></text:p>
          <text:p text:style-name="P2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標準">
        <draw:custom-shape draw:style-name="gr33" draw:text-style-name="P1" draw:layer="layout" svg:width="11.2cm" svg:height="11.2cm" svg:x="4.88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20.632cm" svg:y="1.592cm">
          <text:p text:style-name="P2"><text:span text:style-name="T2">Gfx</text:span><text:span text:style-name="T2">ビュー</text:span></text:p>
          <text:p text:style-name="P2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7.4cm" svg:height="2.4cm" svg:x="8.2cm" svg:y="6.2cm">
          <text:p text:style-name="P2"><text:span text:style-name="T1">配置ツール</text:span></text:p>
          <text:p text:style-name="P2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11.2cm" svg:height="11.2cm" svg:x="16.4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9.232cm" svg:y="1.392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3.8cm" svg:height="2cm" svg:x="0.632cm" svg:y="1.392cm">
          <text:p text:style-name="P2"><text:span text:style-name="T3">スタンプビュー</text:span></text:p>
          <text:p text:style-name="P2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8cm" svg:height="2.4cm" svg:x="18.432cm" svg:y="7.992cm">
          <text:p text:style-name="P2"><text:span text:style-name="T1">Gfx</text:span><text:span text:style-name="T1">選択ツール</text:span></text:p>
          <text:p text:style-name="P2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0" draw:layer="layout" svg:width="4.2cm" svg:height="2.2cm" svg:x="0.416cm" svg:y="7.688cm">
          <text:p text:style-name="P2"><text:span text:style-name="T5">Map</text:span><text:span text:style-name="T5">選択ビュー</text:span></text:p>
          <text:p text:style-name="P2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6.2cm" svg:height="2.4cm" svg:x="5.4cm" svg:y="9.4cm">
          <text:p text:style-name="P2"><text:span text:style-name="T1">Map</text:span><text:span text:style-name="T1">カーソルキー</text:span></text:p>
          <text:p text:style-name="P2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0.541cm" svg:height="0.55cm" svg:x="16.531cm" svg:y="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5.8cm" svg:height="2.4cm" svg:x="16.8cm" svg:y="4.4cm">
          <text:p text:style-name="P2"><text:span text:style-name="T1">チップ番号：</text:span><text:span text:style-name="T1">0</text:span></text:p>
          <text:p text:style-name="P2"><text:span text:style-name="T1">Chip number</text:span><text:span text:style-name="T1">：</text:span><text:span text:style-name="T1">0</text:span></text:p>
          <draw:enhanced-geometry svg:viewBox="0 0 21600 21600" draw:mirror-horizontal="false" draw:mirror-vertical="false" draw:text-areas="800 800 20800 20800" draw:type="round-rectangular-callout" draw:modifiers="249.474228581279 -25009.579341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標準">
        <draw:custom-shape draw:style-name="gr37" draw:text-style-name="P1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4.2cm" svg:height="2.2cm" svg:x="20.114cm" svg:y="11.244cm">
          <text:p text:style-name="P2"><text:span text:style-name="T2">鍵盤</text:span></text:p>
          <text:p text:style-name="P2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9.6cm" svg:y="1.6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5.6cm" svg:height="2.4cm" svg:x="0.4cm" svg:y="7.6cm">
          <text:p text:style-name="P2"><text:span text:style-name="T1">エディットツール</text:span></text:p>
          <text:p text:style-name="P2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0929.1912158543 29705.6226572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" draw:layer="layout" svg:width="3cm" svg:height="2.4cm" svg:x="11.952cm" svg:y="2.008cm">
          <text:p text:style-name="P2"><text:span text:style-name="T1">ノート</text:span></text:p>
          <text:p text:style-name="P2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" draw:layer="layout" svg:width="12.2cm" svg:height="2.6cm" svg:x="12.289cm" svg:y="11.0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5.4cm" svg:height="2.4cm" svg:x="7.6cm" svg:y="7.6cm">
          <text:p text:style-name="P2"><text:span text:style-name="T1">再生ツール</text:span></text:p>
          <text:p text:style-name="P2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5271.02388446584 29480.7163681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" draw:layer="layout" svg:width="5.4cm" svg:height="2.2cm" svg:x="19.819cm" svg:y="7.091cm">
          <text:p text:style-name="P2"><text:span text:style-name="T2">調整キー</text:span></text:p>
          <text:p text:style-name="P2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標準">
        <draw:custom-shape draw:style-name="gr45" draw:text-style-name="P1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5.2cm" svg:height="2.4cm" svg:x="6.2cm" svg:y="1.6cm">
          <text:p text:style-name="P2"><text:span text:style-name="T1">デバッグツール</text:span></text:p>
          <text:p text:style-name="P2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" draw:layer="layout" svg:width="6.6cm" svg:height="1.75cm" svg:x="1.8cm" svg:y="13.8cm">
          <text:p text:style-name="P2"><text:span text:style-name="T1">ゲームパッド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" draw:layer="layout" svg:width="5.8cm" svg:height="1.8cm" svg:x="18.2cm" svg:y="13.8cm">
          <text:p text:style-name="P2"><text:span text:style-name="T1">ゲームパッド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" draw:layer="layout" svg:width="3.8cm" svg:height="1.8cm" svg:x="18.8cm" svg:y="0.2cm">
          <text:p text:style-name="P2"><text:span text:style-name="T1">ボリューム</text:span></text:p>
          <text:p text:style-name="P2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399cm" svg:height="2.2cm" svg:x="13.201cm" svg:y="1.6cm">
          <text:p text:style-name="P2"><text:span text:style-name="T2">ログビュー</text:span></text:p>
          <text:p text:style-name="P2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1.2cm" svg:y="11cm">
          <text:p text:style-name="P2"><text:span text:style-name="T2">ログ詳細ビュー</text:span></text:p>
          <text:p text:style-name="P2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3.4cm" svg:height="3.6cm" svg:x="0.555cm" svg:y="7.67cm">
          <text:p text:style-name="P2"><text:span text:style-name="T6">２</text:span></text:p>
          <text:p text:style-name="P2"><text:span text:style-name="T6">０　　１</text:span></text:p>
          <text:p text:style-name="P2"><text:span text:style-name="T6">３</text:span></text:p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0.853cm" svg:height="0.962cm" svg:x="21.114cm" svg:y="7.902cm">
          <draw:text-box>
            <text:p><text:span text:style-name="T7">6</text:span></text:p>
          </draw:text-box>
        </draw:frame>
        <draw:frame draw:style-name="gr53" draw:text-style-name="P12" draw:layer="layout" svg:width="0.853cm" svg:height="0.962cm" svg:x="25.2cm" svg:y="7.038cm">
          <draw:text-box>
            <text:p><text:span text:style-name="T7">7</text:span></text:p>
          </draw:text-box>
        </draw:frame>
        <draw:frame draw:style-name="gr53" draw:text-style-name="P12" draw:layer="layout" svg:width="0.853cm" svg:height="0.962cm" svg:x="21.147cm" svg:y="12.438cm">
          <draw:text-box>
            <text:p><text:span text:style-name="T7">4</text:span></text:p>
          </draw:text-box>
        </draw:frame>
        <draw:frame draw:style-name="gr53" draw:text-style-name="P12" draw:layer="layout" svg:width="0.853cm" svg:height="0.962cm" svg:x="25.323cm" svg:y="11.76cm">
          <draw:text-box>
            <text:p><text:span text:style-name="T7">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標準">
        <draw:custom-shape draw:style-name="gr46" draw:text-style-name="P3" draw:layer="layout" svg:width="5.2cm" svg:height="2.4cm" svg:x="4cm" svg:y="1.185cm">
          <text:p text:style-name="P2"><text:span text:style-name="T1">メニューボタン</text:span></text:p>
          <text:p text:style-name="P2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" draw:layer="layout" svg:width="3.8cm" svg:height="1.8cm" svg:x="19.4cm" svg:y="0.2cm">
          <text:p text:style-name="P2"><text:span text:style-name="T1">ボリューム</text:span></text:p>
          <text:p text:style-name="P2"><text:span text:style-name="T1">Volume</text:span></text:p>
          <draw:enhanced-geometry svg:viewBox="0 0 21600 21600" draw:mirror-horizontal="false" draw:mirror-vertical="false" draw:text-areas="800 800 20800 20800" draw:type="round-rectangular-callout" draw:modifiers="20758.9581689029 25953.5813436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" draw:layer="layout" svg:width="5.8cm" svg:height="1.8cm" svg:x="18.2cm" svg:y="13.8cm">
          <text:p text:style-name="P2"><text:span text:style-name="T1">ゲームパッド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7094.5699017411 -8359.35591338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" draw:layer="layout" svg:width="6.6cm" svg:height="1.75cm" svg:x="2cm" svg:y="13.8cm">
          <text:p text:style-name="P13"><text:span text:style-name="T1">ゲームパッドボタン</text:span></text:p>
          <text:p text:style-name="P13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2526.16270262081 -7882.58138206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標準">
        <draw:custom-shape draw:style-name="gr54" draw:text-style-name="P14" draw:layer="layout" svg:width="10.6cm" svg:height="2.4cm" svg:x="10.4cm" svg:y="4.8cm">
          <text:p text:style-name="P2"><text:span text:style-name="T1">「購入」ウィンドウを開くボタン</text:span></text:p>
          <text:p text:style-name="P2"><text:span text:style-name="T1">Button to open purchase window</text:span></text:p>
          <draw:enhanced-geometry svg:viewBox="0 0 21600 21600" draw:mirror-horizontal="false" draw:mirror-vertical="false" draw:text-areas="800 800 20800 20800" draw:type="round-rectangular-callout" draw:modifiers="10314.0458447316 -21608.9962515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標準"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標準">
        <draw:custom-shape draw:style-name="gr55" draw:text-style-name="P14" draw:layer="layout" svg:width="5.2cm" svg:height="2.4cm" svg:x="12.8cm" svg:y="1cm">
          <text:p text:style-name="P2"><text:span text:style-name="T1">ゲームを遊ぶ</text:span></text:p>
          <text:p text:style-name="P2"><text:span text:style-name="T1">Play the game</text:span></text:p>
          <draw:enhanced-geometry svg:viewBox="0 0 21600 21600" draw:mirror-horizontal="false" draw:mirror-vertical="false" draw:text-areas="800 800 20800 20800" draw:type="round-rectangular-callout" draw:modifiers="16184.4260719092 38234.069137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4" draw:layer="layout" svg:width="7.4cm" svg:height="2.4cm" svg:x="11.2cm" svg:y="10.6cm">
          <text:p text:style-name="P2"><text:span text:style-name="T1">サンプルフォルダタブ</text:span></text:p>
          <text:p text:style-name="P2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標準">
        <draw:custom-shape draw:style-name="gr57" draw:text-style-name="P14" draw:layer="layout" svg:width="7cm" svg:height="2.4cm" svg:x="11.4cm" svg:y="1cm">
          <text:p text:style-name="P2"><text:span text:style-name="T1">プロジェクトを開く</text:span></text:p>
          <text:p text:style-name="P2"><text:span text:style-name="T1">Open the project</text:span></text:p>
          <draw:enhanced-geometry svg:viewBox="0 0 21600 21600" draw:mirror-horizontal="false" draw:mirror-vertical="false" draw:text-areas="800 800 20800 20800" draw:type="round-rectangular-callout" draw:modifiers="12152.8924439366 37865.2228238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4" draw:layer="layout" svg:width="7.4cm" svg:height="2.4cm" svg:x="11.2cm" svg:y="10.6cm">
          <text:p text:style-name="P2"><text:span text:style-name="T1">サンプルフォルダタブ</text:span></text:p>
          <text:p text:style-name="P2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標準">
        <draw:custom-shape draw:style-name="gr58" draw:text-style-name="P14" draw:layer="layout" svg:width="5.4cm" svg:height="2.4cm" svg:x="4.2cm" svg:y="1cm">
          <text:p text:style-name="P2"><text:span text:style-name="T1">メニューボタン</text:span></text:p>
          <text:p text:style-name="P2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5387.00240696167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4" draw:layer="layout" svg:width="9cm" svg:height="2.4cm" svg:x="5.4cm" svg:y="5.8cm">
          <text:p text:style-name="P2"><text:span text:style-name="T1">ゲームパッドの方向ボタン</text:span></text:p>
          <text:p text:style-name="P2"><text:span text:style-name="T1">Gamepad directional buttons</text:span></text:p>
          <draw:enhanced-geometry svg:viewBox="0 0 21600 21600" draw:mirror-horizontal="false" draw:mirror-vertical="false" draw:text-areas="800 800 20800 20800" draw:type="round-rectangular-callout" draw:modifiers="-3232.44083990668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4" draw:layer="layout" svg:width="7cm" svg:height="2.4cm" svg:x="12.2cm" svg:y="11.8cm">
          <text:p text:style-name="P2"><text:span text:style-name="T1">ゲームパッドの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22692.1868304528 -21357.101207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標準">
        <draw:custom-shape draw:style-name="gr57" draw:text-style-name="P14" draw:layer="layout" svg:width="7cm" svg:height="2.4cm" svg:x="17cm" svg:y="12cm">
          <text:p text:style-name="P2"><text:span text:style-name="T1">ホーム画面に戻る</text:span></text:p>
          <text:p text:style-name="P2"><text:span text:style-name="T1">Back to Home Screen</text:span></text:p>
          <draw:enhanced-geometry svg:viewBox="0 0 21600 21600" draw:mirror-horizontal="false" draw:mirror-vertical="false" draw:text-areas="800 800 20800 20800" draw:type="round-rectangular-callout" draw:modifiers="1758.60591344094 -11254.310703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標準">
        <draw:custom-shape draw:style-name="gr60" draw:text-style-name="P14" draw:layer="layout" svg:width="9.6cm" svg:height="2.4cm" svg:x="15.6cm" svg:y="8.4cm">
          <text:p text:style-name="P2"><text:span text:style-name="T1">画面キーボードの</text:span><text:span text:style-name="T1">ON/OFF</text:span></text:p>
          <text:p text:style-name="P2"><text:span text:style-name="T1">ON/OFF of the screen keyboard</text:span></text:p>
          <draw:enhanced-geometry svg:viewBox="0 0 21600 21600" draw:mirror-horizontal="false" draw:mirror-vertical="false" draw:text-areas="800 800 20800 20800" draw:type="round-rectangular-callout" draw:modifiers="13935.048432455 38611.9117034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4" draw:layer="layout" svg:width="5cm" svg:height="2.4cm" svg:x="7.8cm" svg:y="9.4cm">
          <text:p text:style-name="P2"><text:span text:style-name="T1">Code</text:span><text:span text:style-name="T1">エディタ</text:span></text:p>
          <text:p text:style-name="P2"><text:span text:style-name="T1">Code Editor</text:span></text:p>
          <draw:enhanced-geometry svg:viewBox="0 0 21600 21600" draw:mirror-horizontal="false" draw:mirror-vertical="false" draw:text-areas="800 800 20800 20800" draw:type="round-rectangular-callout" draw:modifiers="8811.03779244151 44117.61765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標準">
        <draw:custom-shape draw:style-name="gr62" draw:text-style-name="P14" draw:layer="layout" svg:width="6cm" svg:height="2.4cm" svg:x="20cm" svg:y="9cm">
          <text:p text:style-name="P2"><text:span text:style-name="T1">元に戻す／やり直し</text:span></text:p>
          <text:p text:style-name="P2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20419.3967672055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標準">
        <draw:custom-shape draw:style-name="gr63" draw:text-style-name="P14" draw:layer="layout" svg:width="7.6cm" svg:height="2.4cm" svg:x="20cm" svg:y="9cm">
          <text:p text:style-name="P2"><text:span text:style-name="T1">タッチカーソルの</text:span><text:span text:style-name="T1">ON/OFF</text:span></text:p>
          <text:p text:style-name="P2"><text:span text:style-name="T1"><text:s/></text:span><text:span text:style-name="T1">Touch cursor ON/OFF</text:span></text:p>
          <draw:enhanced-geometry svg:viewBox="0 0 21600 21600" draw:mirror-horizontal="false" draw:mirror-vertical="false" draw:text-areas="800 800 20800 20800" draw:type="round-rectangular-callout" draw:modifiers="9661.88659386923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4" draw:layer="layout" svg:width="5cm" svg:height="2.4cm" svg:x="21cm" svg:y="1.6cm">
          <text:p text:style-name="P2"><text:span text:style-name="T1">タッチカーソル</text:span></text:p>
          <text:p text:style-name="P2"><text:span text:style-name="T1"><text:s/></text:span><text:span text:style-name="T1">Touch cursor</text:span></text:p>
          <draw:enhanced-geometry svg:viewBox="0 0 21600 21600" draw:mirror-horizontal="false" draw:mirror-vertical="false" draw:text-areas="800 800 20800 20800" draw:type="round-rectangular-callout" draw:modifiers="185.722855428914 30605.2478134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4" draw:layer="layout" svg:width="4cm" svg:height="2.4cm" svg:x="10.6cm" svg:y="9.4cm">
          <text:p text:style-name="P2"><text:span text:style-name="T1">Gfx</text:span><text:span text:style-name="T1">エディタ</text:span></text:p>
          <text:p text:style-name="P2"><text:span text:style-name="T1">Gfx Editor</text:span></text:p>
          <draw:enhanced-geometry svg:viewBox="0 0 21600 21600" draw:mirror-horizontal="false" draw:mirror-vertical="false" draw:text-areas="800 800 20800 20800" draw:type="round-rectangular-callout" draw:modifiers="7498.72531867033 43379.925031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9" draw:master-page-name="標準">
        <draw:custom-shape draw:style-name="gr65" draw:text-style-name="P14" draw:layer="layout" svg:width="6.2cm" svg:height="2.4cm" svg:x="6.8cm" svg:y="7cm">
          <text:p text:style-name="P2"><text:span text:style-name="T1">Map</text:span><text:span text:style-name="T1">選択ビュー</text:span></text:p>
          <text:p text:style-name="P2"><text:span text:style-name="T1"><text:s/></text:span><text:span text:style-name="T1">Map selection view</text:span></text:p>
          <draw:enhanced-geometry svg:viewBox="0 0 21600 21600" draw:mirror-horizontal="false" draw:mirror-vertical="false" draw:text-areas="800 800 20800 20800" draw:type="round-rectangular-callout" draw:modifiers="-9283.01886792453 7322.94877134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4cm" svg:height="2.2cm" svg:x="9.233cm" svg:y="1.393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4" draw:layer="layout" svg:width="4.2cm" svg:height="2.4cm" svg:x="12.2cm" svg:y="9.8cm">
          <text:p text:style-name="P2"><text:span text:style-name="T1">Map</text:span><text:span text:style-name="T1">エディタ</text:span></text:p>
          <text:p text:style-name="P2"><text:span text:style-name="T1">Map Editor</text:span></text:p>
          <draw:enhanced-geometry svg:viewBox="0 0 21600 21600" draw:mirror-horizontal="false" draw:mirror-vertical="false" draw:text-areas="800 800 20800 20800" draw:type="round-rectangular-callout" draw:modifiers="9121.25684360866 41265.805914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0" draw:master-page-name="標準">
        <draw:custom-shape draw:style-name="gr67" draw:text-style-name="P14" draw:layer="layout" svg:width="4.6cm" svg:height="2.4cm" svg:x="0.4cm" svg:y="8cm">
          <text:p text:style-name="P2"><text:span text:style-name="T1">Sfx</text:span><text:span text:style-name="T1">選択</text:span></text:p>
          <text:p text:style-name="P2"><text:span text:style-name="T1">Sfx selection</text:span></text:p>
          <draw:enhanced-geometry svg:viewBox="0 0 21600 21600" draw:mirror-horizontal="false" draw:mirror-vertical="false" draw:text-areas="800 800 20800 20800" draw:type="round-rectangular-callout" draw:modifiers="2976.39643555749 42579.2586422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4" draw:layer="layout" svg:width="4cm" svg:height="2.4cm" svg:x="14cm" svg:y="10.2cm">
          <text:p text:style-name="P2"><text:span text:style-name="T1">Sfx</text:span><text:span text:style-name="T1">エディタ</text:span></text:p>
          <text:p text:style-name="P2"><text:span text:style-name="T1">Sfx Editor</text:span></text:p>
          <draw:enhanced-geometry svg:viewBox="0 0 21600 21600" draw:mirror-horizontal="false" draw:mirror-vertical="false" draw:text-areas="800 800 20800 20800" draw:type="round-rectangular-callout" draw:modifiers="10122.4693826543 37667.3052894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14" draw:layer="layout" svg:width="3.6cm" svg:height="2.4cm" svg:x="8.2cm" svg:y="7.6cm">
          <text:p text:style-name="P2"><text:span text:style-name="T1">再生／停止</text:span></text:p>
          <text:p text:style-name="P2"><text:span text:style-name="T1">Play/Stop</text:span></text:p>
          <draw:enhanced-geometry svg:viewBox="0 0 21600 21600" draw:mirror-horizontal="false" draw:mirror-vertical="false" draw:text-areas="800 800 20800 20800" draw:type="round-rectangular-callout" draw:modifiers="4624.71535684532 32791.3369429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1" draw:master-page-name="標準">
        <draw:custom-shape draw:style-name="gr69" draw:text-style-name="P1" draw:layer="layout" svg:width="17.408cm" svg:height="0.968cm" svg:x="0.592cm" svg:y="3.03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4.4cm" svg:height="2.4cm" svg:x="10.2cm" svg:y="5cm">
          <text:p text:style-name="P2"><text:span text:style-name="T1">変更した行</text:span></text:p>
          <text:p text:style-name="P2"><text:span text:style-name="T1">Changed line</text:span></text:p>
          <draw:enhanced-geometry svg:viewBox="0 0 21600 21600" draw:mirror-horizontal="false" draw:mirror-vertical="false" draw:text-areas="800 800 20800 20800" draw:type="round-rectangular-callout" draw:modifiers="284.662576687117 -8798.33402748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2" draw:master-page-name="標準">
        <draw:custom-shape draw:style-name="gr71" draw:text-style-name="P14" draw:layer="layout" svg:width="2.973cm" svg:height="2.4cm" svg:x="2.4cm" svg:y="5.2cm">
          <text:p text:style-name="P2"><text:span text:style-name="T1">一時停止</text:span></text:p>
          <text:p text:style-name="P2"><text:span text:style-name="T1">Pause</text:span></text:p>
          <draw:enhanced-geometry svg:viewBox="0 0 21600 21600" draw:mirror-horizontal="false" draw:mirror-vertical="false" draw:text-areas="800 800 20800 20800" draw:type="round-rectangular-callout" draw:modifiers="4197.98251513114 -17587.671803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4" draw:layer="layout" svg:width="4.2cm" svg:height="2.4cm" svg:x="0.2cm" svg:y="8.2cm">
          <text:p text:style-name="P2"><text:span text:style-name="T1">デバッグ実行</text:span></text:p>
          <text:p text:style-name="P2"><text:span text:style-name="T1">Debug run</text:span></text:p>
          <draw:enhanced-geometry svg:viewBox="0 0 21600 21600" draw:mirror-horizontal="false" draw:mirror-vertical="false" draw:text-areas="800 800 20800 20800" draw:type="round-rectangular-callout" draw:modifiers="6833.23018328969 -44576.4264889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4" draw:layer="layout" svg:width="5.6cm" svg:height="2.4cm" svg:x="5.6cm" svg:y="0.4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3293.4118907338 34275.718450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14" draw:layer="layout" svg:width="4.8cm" svg:height="2.4cm" svg:x="18.8cm" svg:y="10.4cm">
          <text:p text:style-name="P2"><text:span text:style-name="T1">デバッグモード</text:span></text:p>
          <text:p text:style-name="P2"><text:span text:style-name="T1">Debug Mode</text:span></text:p>
          <draw:enhanced-geometry svg:viewBox="0 0 21600 21600" draw:mirror-horizontal="false" draw:mirror-vertical="false" draw:text-areas="800 800 20800 20800" draw:type="round-rectangular-callout" draw:modifiers="-2182.04540720683 36470.8038317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3" draw:master-page-name="標準"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4" draw:master-page-name="標準">
        <draw:custom-shape draw:style-name="gr58" draw:text-style-name="P14" draw:layer="layout" svg:width="5.4cm" svg:height="2.4cm" svg:x="22.4cm" svg:y="3.8cm">
          <text:p text:style-name="P2"><text:span text:style-name="T1">画面キーボード</text:span></text:p>
          <text:p text:style-name="P2"><text:span text:style-name="T1">Screen keyboard</text:span></text:p>
          <draw:enhanced-geometry svg:viewBox="0 0 21600 21600" draw:mirror-horizontal="false" draw:mirror-vertical="false" draw:text-areas="800 800 20800 20800" draw:type="round-rectangular-callout" draw:modifiers="1895.64895389743 -4030.32069970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4" draw:layer="layout" svg:width="4.6cm" svg:height="2.4cm" svg:x="16.6cm" svg:y="9.2cm">
          <text:p text:style-name="P2"><text:span text:style-name="T1">Enter</text:span><text:span text:style-name="T1">で保存</text:span></text:p>
          <text:p text:style-name="P2"><text:span text:style-name="T1">Enter to save</text:span></text:p>
          <draw:enhanced-geometry svg:viewBox="0 0 21600 21600" draw:mirror-horizontal="false" draw:mirror-vertical="false" draw:text-areas="800 800 20800 20800" draw:type="round-rectangular-callout" draw:modifiers="26942.4907628776 -422.823823406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5" draw:master-page-name="標準">
        <draw:custom-shape draw:style-name="gr74" draw:text-style-name="P14" draw:layer="layout" svg:width="6.4cm" svg:height="2.4cm" svg:x="17.4cm" svg:y="10.2cm">
          <text:p text:style-name="P2"><text:span text:style-name="T1">プロジェクトフォルダ</text:span></text:p>
          <text:p text:style-name="P2"><text:span text:style-name="T1">Project folder</text:span></text:p>
          <draw:enhanced-geometry svg:viewBox="0 0 21600 21600" draw:mirror-horizontal="false" draw:mirror-vertical="false" draw:text-areas="800 800 20800 20800" draw:type="round-rectangular-callout" draw:modifiers="2888.54866427121 31513.8692211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4" draw:layer="layout" svg:width="6cm" svg:height="2.4cm" svg:x="12cm" svg:y="7.8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1302.98283619397 -10102.7905039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4" draw:layer="layout" svg:width="7cm" svg:height="2.4cm" svg:x="20.6cm" svg:y="5.4cm">
          <text:p text:style-name="P2"><text:span text:style-name="T1">セーブしたプロジェクト</text:span></text:p>
          <text:p text:style-name="P2"><text:span text:style-name="T1">Saved project</text:span></text:p>
          <draw:enhanced-geometry svg:viewBox="0 0 21600 21600" draw:mirror-horizontal="false" draw:mirror-vertical="false" draw:text-areas="800 800 20800 20800" draw:type="round-rectangular-callout" draw:modifiers="2795.25782031138 -7808.74635568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6" draw:master-page-name="標準">
        <draw:custom-shape draw:style-name="gr74" draw:text-style-name="P14" draw:layer="layout" svg:width="6.4cm" svg:height="2.4cm" svg:x="10.2cm" svg:y="1cm">
          <text:p text:style-name="P2"><text:span text:style-name="T1">プロジェクト新規作成</text:span></text:p>
          <text:p text:style-name="P2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5031.8387751914 7170.0124947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14" draw:layer="layout" svg:width="6.4cm" svg:height="2.4cm" svg:x="17.4cm" svg:y="10.2cm">
          <text:p text:style-name="P2"><text:span text:style-name="T1">プロジェクトフォルダ</text:span></text:p>
          <text:p text:style-name="P2"><text:span text:style-name="T1">Project folder</text:span></text:p>
          <draw:enhanced-geometry svg:viewBox="0 0 21600 21600" draw:mirror-horizontal="false" draw:mirror-vertical="false" draw:text-areas="800 800 20800 20800" draw:type="round-rectangular-callout" draw:modifiers="2888.54866427121 31513.8692211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7" draw:master-page-name="標準">
        <draw:custom-shape draw:style-name="gr74" draw:text-style-name="P14" draw:layer="layout" svg:width="6.4cm" svg:height="2.4cm" svg:x="17.6cm" svg:y="1.6cm">
          <text:p text:style-name="P2"><text:span text:style-name="T1">補完ポップアップ</text:span></text:p>
          <text:p text:style-name="P2"><text:span text:style-name="T1">Completion popup</text:span></text:p>
          <draw:enhanced-geometry svg:viewBox="0 0 21600 21600" draw:mirror-horizontal="false" draw:mirror-vertical="false" draw:text-areas="800 800 20800 20800" draw:type="round-rectangular-callout" draw:modifiers="-4373.31666927043 12378.8421491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8" draw:master-page-name="標準">
        <draw:custom-shape draw:style-name="gr75" draw:text-style-name="P1" draw:layer="layout" svg:width="12cm" svg:height="1.168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9" draw:master-page-name="標準"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0" draw:master-page-name="標準">
        <draw:custom-shape draw:style-name="gr76" draw:text-style-name="P1" draw:layer="layout" svg:width="12cm" svg:height="2.6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1" draw:master-page-name="標準"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1" draw:display-name="Bitmap 11" xlink:href="Pictures/10000000000004700000028058AE8624300311A5.png" xlink:type="simple" xlink:show="embed" xlink:actuate="onLoad"/>
    <draw:fill-image draw:name="Bitmap_20_12" draw:display-name="Bitmap 12" xlink:href="Pictures/100000000000047000000280B7F6019995663AB9.png" xlink:type="simple" xlink:show="embed" xlink:actuate="onLoad"/>
    <draw:fill-image draw:name="Bitmap_20_16" draw:display-name="Bitmap 16" xlink:href="Pictures/1000000000000355000001E0B3BF107EA90E1F4A.jpg" xlink:type="simple" xlink:show="embed" xlink:actuate="onLoad"/>
    <draw:fill-image draw:name="Bitmap_20_37" draw:display-name="Bitmap 37" xlink:href="Pictures/1000000000000355000001E0E76EB47CE1B45B98.jpg" xlink:type="simple" xlink:show="embed" xlink:actuate="onLoad"/>
    <draw:fill-image draw:name="Bitmap_20_38" draw:display-name="Bitmap 38" xlink:href="Pictures/1000000000000355000001E0E76EB47CE1B45B98.jpg" xlink:type="simple" xlink:show="embed" xlink:actuate="onLoad"/>
    <draw:fill-image draw:name="Bitmap_20_39" draw:display-name="Bitmap 39" xlink:href="Pictures/1000000000000355000001E03E26CBEF61A326C8.jpg" xlink:type="simple" xlink:show="embed" xlink:actuate="onLoad"/>
    <draw:fill-image draw:name="Bitmap_20_41" draw:display-name="Bitmap 41" xlink:href="Pictures/1000000000000355000001E0DE354D704B31AD5A.jpg" xlink:type="simple" xlink:show="embed" xlink:actuate="onLoad"/>
    <draw:fill-image draw:name="Bitmap_20_42" draw:display-name="Bitmap 42" xlink:href="Pictures/1000000000000355000001E0DA1A303A05CEC8D4.jpg" xlink:type="simple" xlink:show="embed" xlink:actuate="onLoad"/>
    <draw:fill-image draw:name="Bitmap_20_43" draw:display-name="Bitmap 43" xlink:href="Pictures/1000000000000355000001E00CC82B6A5D4488C0.jpg" xlink:type="simple" xlink:show="embed" xlink:actuate="onLoad"/>
    <draw:fill-image draw:name="Bitmap_20_44" draw:display-name="Bitmap 44" xlink:href="Pictures/1000000000000355000001E0FF5FCC5B109DF86D.jpg" xlink:type="simple" xlink:show="embed" xlink:actuate="onLoad"/>
    <draw:fill-image draw:name="Bitmap_20_45" draw:display-name="Bitmap 45" xlink:href="Pictures/1000000000000355000001E0877F688696FB5C65.jpg" xlink:type="simple" xlink:show="embed" xlink:actuate="onLoad"/>
    <draw:fill-image draw:name="Bitmap_20_46" draw:display-name="Bitmap 46" xlink:href="Pictures/1000000000000355000001E08F75744D33E60574.jpg" xlink:type="simple" xlink:show="embed" xlink:actuate="onLoad"/>
    <draw:fill-image draw:name="Bitmap_20_47" draw:display-name="Bitmap 47" xlink:href="Pictures/1000000000000355000001E000B10360C65BD74F.jpg" xlink:type="simple" xlink:show="embed" xlink:actuate="onLoad"/>
    <draw:fill-image draw:name="Bitmap_20_48" draw:display-name="Bitmap 48" xlink:href="Pictures/1000000000000355000001E0092AED124ECD78A4.jpg" xlink:type="simple" xlink:show="embed" xlink:actuate="onLoad"/>
    <draw:fill-image draw:name="Bitmap_20_49" draw:display-name="Bitmap 49" xlink:href="Pictures/1000000000000355000001E05E7F9462274C20F3.jpg" xlink:type="simple" xlink:show="embed" xlink:actuate="onLoad"/>
    <draw:fill-image draw:name="Bitmap_20_51" draw:display-name="Bitmap 51" xlink:href="Pictures/1000000000000355000001E034DD2BB14E159019.jpg" xlink:type="simple" xlink:show="embed" xlink:actuate="onLoad"/>
    <draw:fill-image draw:name="Bitmap_20_52" draw:display-name="Bitmap 52" xlink:href="Pictures/1000000000000355000001E05B42E6B86360EBC8.jpg" xlink:type="simple" xlink:show="embed" xlink:actuate="onLoad"/>
    <draw:fill-image draw:name="Bitmap_20_53" draw:display-name="Bitmap 53" xlink:href="Pictures/1000000000000355000001E05F7E80971B51791B.jpg" xlink:type="simple" xlink:show="embed" xlink:actuate="onLoad"/>
    <draw:fill-image draw:name="Bitmap_20_54" draw:display-name="Bitmap 54" xlink:href="Pictures/1000000000000355000001E0C5D7D12E7750FBB1.jpg" xlink:type="simple" xlink:show="embed" xlink:actuate="onLoad"/>
    <draw:fill-image draw:name="Bitmap_20_55" draw:display-name="Bitmap 55" xlink:href="Pictures/1000000000000355000001E039E3D237391E2390.jpg" xlink:type="simple" xlink:show="embed" xlink:actuate="onLoad"/>
    <draw:fill-image draw:name="Bitmap_20_56" draw:display-name="Bitmap 56" xlink:href="Pictures/1000000000000355000001E097A1ABBD33125DFA.jpg" xlink:type="simple" xlink:show="embed" xlink:actuate="onLoad"/>
    <draw:fill-image draw:name="Bitmap_20_57" draw:display-name="Bitmap 57" xlink:href="Pictures/1000000000000355000001E0032156740D095D97.jpg" xlink:type="simple" xlink:show="embed" xlink:actuate="onLoad"/>
    <draw:fill-image draw:name="Bitmap_20_58" draw:display-name="Bitmap 58" xlink:href="Pictures/1000000000000355000001E0B6A1B64C96082CCF.jpg" xlink:type="simple" xlink:show="embed" xlink:actuate="onLoad"/>
    <draw:fill-image draw:name="Bitmap_20_59" draw:display-name="Bitmap 59" xlink:href="Pictures/1000000000000355000001E0032156740D095D97.jpg" xlink:type="simple" xlink:show="embed" xlink:actuate="onLoad"/>
    <draw:fill-image draw:name="Bitmap_20_60" draw:display-name="Bitmap 60" xlink:href="Pictures/1000000000000355000001E0AA78A96D5A32381F.jpg" xlink:type="simple" xlink:show="embed" xlink:actuate="onLoad"/>
    <draw:fill-image draw:name="Bitmap_20_61" draw:display-name="Bitmap 61" xlink:href="Pictures/1000000000000355000001E02154656C2948293D.jpg" xlink:type="simple" xlink:show="embed" xlink:actuate="onLoad"/>
    <draw:fill-image draw:name="Bitmap_20_62" draw:display-name="Bitmap 62" xlink:href="Pictures/1000000000000355000001E04BA0D29B9C85934A.jpg" xlink:type="simple" xlink:show="embed" xlink:actuate="onLoad"/>
    <draw:fill-image draw:name="Bitmap_20_63" draw:display-name="Bitmap 63" xlink:href="Pictures/1000000000000355000001E0F1377FA7957F63EC.jpg" xlink:type="simple" xlink:show="embed" xlink:actuate="onLoad"/>
    <draw:fill-image draw:name="Bitmap_20_64" draw:display-name="Bitmap 64" xlink:href="Pictures/1000000000000355000001E00E39F8C52AC44606.jpg" xlink:type="simple" xlink:show="embed" xlink:actuate="onLoad"/>
    <draw:fill-image draw:name="background" xlink:href="Pictures/1000000000000355000001E04C583C9BC7988C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9-26T12:11:19.620453305</dc:date>
    <meta:editing-duration>PT15H12M23S</meta:editing-duration>
    <meta:editing-cycles>35</meta:editing-cycles>
    <meta:generator>LibreOffice/6.2.8.2$MacOSX_X86_64 LibreOffice_project/f82ddfca21ebc1e222a662a32b25c0c9d20169ee</meta:generator>
    <meta:document-statistic meta:object-count="199"/>
  </office:meta>
</office:document-meta>
</file>